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4388B48D40B2D3A9147.png" manifest:media-type="image/png"/>
  <manifest:file-entry manifest:full-path="Pictures/1000000100000866000001C6CEB9150109494CD5.png" manifest:media-type="image/png"/>
  <manifest:file-entry manifest:full-path="Pictures/10000001000009AB000009AC0F4670858BB5BE3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racle Sans" svg:font-family="'Oracle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82b1b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314cm, 11.64cm, 2.645cm, 19.26cm)" draw:image-opacity="100%" style:mirror="none"/>
    </style:style>
    <style:style style:name="gr5" style:family="graphic" style:parent-style-name="standard">
      <style:graphic-properties draw:stroke="solid" svg:stroke-width="0.053cm" svg:stroke-color="#c5e0b4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c5e0b4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draw:fit-to-contour="fals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-2.328cm, -2.095cm, -2.328cm, -2.095cm)" draw:image-opacity="100%" style:mirror="none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Event_5f_2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solid" draw:fill-color="#82b1b4"/>
      <style:paragraph-properties fo:text-align="center" style:font-independent-line-spacing="true"/>
      <style:text-properties fo:font-size="10.6999998092651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0.6999998092651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center" style:font-independent-line-spacing="true"/>
      <style:text-properties fo:font-size="10.6999998092651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.6999998092651pt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0.6999998092651pt" fo:letter-spacing="normal" fo:language="pt" fo:country="BR" fo:font-style="normal" style:text-underline-style="none" fo:font-weight="normal" fo:background-color="transparent" style:font-size-asian="10.6999998092651pt" style:font-style-asian="normal" style:font-weight-asian="normal" style:font-size-complex="10.6999998092651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Oracle Sans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name-complex="Oracle Sans" style:font-size-complex="1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Oracle Sans" fo:font-size="14pt" fo:letter-spacing="normal" fo:language="pt" fo:country="BR" fo:font-style="normal" style:text-underline-style="none" fo:font-weight="bold" fo:background-color="transparent" style:font-size-asian="14pt" style:font-style-asian="normal" style:font-weight-asian="bold" style:font-name-complex="Oracle Sans" style:font-size-complex="14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vent_5f_2">
        <draw:custom-shape draw:name="Rectangle 1" draw:style-name="gr1" draw:text-style-name="P2" draw:layer="layout" svg:width="19.049cm" svg:height="17.329cm" svg:x="0cm" svg:y="-0.13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15.53cm" svg:height="2.025cm" svg:x="1.759cm" svg:y="15.824cm">
          <text:p text:style-name="P1"><text:span text:style-name="T2">Selecione o ícone para escolher uma foto sua, depois é só tirar um print da tela e postar em suas redes sociais usando: </text:span><text:span text:style-name="T3">#SouDevEmFormaçãoONEG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3" draw:text-style-name="P4" draw:layer="layout" svg:width="9.312cm" svg:height="1.966cm" svg:x="4.868cm" svg:y="1.267cm">
          <draw:image xlink:href="Pictures/1000000100000866000001C6CEB9150109494CD5.png" xlink:type="simple" xlink:show="embed" xlink:actuate="onLoad" draw:mime-type="image/png">
            <text:p/>
          </draw:image>
          <svg:desc>Graphical user interface, text, application

Description automatically generated</svg:desc>
        </draw:frame>
        <draw:frame draw:name="Picture 3" draw:style-name="gr4" draw:text-style-name="P4" draw:layer="layout" svg:width="10.648cm" svg:height="10.497cm" svg:x="4.2cm" svg:y="4.634cm">
          <draw:image xlink:href="Pictures/1000000100000780000004388B48D40B2D3A9147.png" xlink:type="simple" xlink:show="embed" xlink:actuate="onLoad" draw:mime-type="image/png">
            <text:p/>
          </draw:image>
          <svg:desc>Graphical user interface, application

Description automatically generated</svg:desc>
        </draw:frame>
        <draw:g draw:name="Group 4">
          <draw:custom-shape draw:name="Connector: Elbow 11" draw:style-name="gr5" draw:text-style-name="P4" draw:layer="layout" svg:width="4.404cm" svg:height="5.697cm" svg:x="12.885cm" svg:y="11.152cm">
            <text:p/>
            <draw:enhanced-geometry draw:mirror-horizontal="false" draw:mirror-vertical="false" draw:text-areas="0 0 ?f2 ?f3" svg:viewBox="0 0 0 0" draw:type="ooxml-bentConnector3" draw:modifiers="114414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Oval 9" draw:style-name="gr6" draw:text-style-name="P5" draw:layer="layout" svg:width="1.772cm" svg:height="1.401cm" svg:x="11.113cm" svg:y="10.451cm">
            <text:p text:style-name="P1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vent_5f_2">
        <office:forms form:automatic-focus="false" form:apply-design-mode="false"/>
        <draw:frame draw:name="Picture Placeholder 4" draw:style-name="gr8" draw:text-style-name="P4" draw:layer="layout" svg:width="6.544cm" svg:height="6.534cm" svg:x="10.954cm" svg:y="8.678cm" presentation:class="graphic" presentation:placeholder="true" presentation:user-transformed="true"/>
        <draw:custom-shape draw:name="TextBox 1" draw:style-name="gr9" draw:text-style-name="P8" draw:layer="layout" svg:width="8.174cm" svg:height="0.925cm" svg:x="1.292cm" svg:y="16.474cm">
          <text:p text:style-name="P7"><text:span text:style-name="T4">#SouDevEmFormaçãoONEG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vent_5f_2">
        <office:forms form:automatic-focus="false" form:apply-design-mode="false"/>
        <draw:frame draw:name="Picture Placeholder 1" draw:style-name="gr8" draw:text-style-name="P4" draw:layer="layout" svg:width="6.544cm" svg:height="6.534cm" svg:x="10.954cm" svg:y="8.678cm" presentation:class="graphic" presentation:placeholder="true" presentation:user-transformed="true"/>
        <draw:custom-shape draw:name="TextBox 2" draw:style-name="gr10" draw:text-style-name="P8" draw:layer="layout" svg:width="8.174cm" svg:height="0.925cm" svg:x="1.292cm" svg:y="16.474cm">
          <text:p text:style-name="P7"><text:span text:style-name="T4">#SouDevEmFormaçãoONEG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7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racle Sans" svg:font-family="'Oracle Sans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vent_5f_2-background" style:display-name="Event_2-background" style:family="presentation">
      <style:graphic-properties draw:stroke="none" draw:fill="solid" draw:fill-color="#ffffff"/>
      <style:text-properties style:letter-kerning="true"/>
    </style:style>
    <style:style style:name="Event_5f_2-backgroundobjects" style:display-name="Event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vent_5f_2-notes" style:display-name="Event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vent_5f_2-outline1" style:display-name="Event_2-outline1" style:family="presentation">
      <style:graphic-properties draw:stroke="none" draw:fill="none" draw:auto-grow-height="false" draw:fit-to-size="false" style:shrink-to-fit="true">
        <text:list-style style:name="Event_5f_2-outline1" style:display-name="Event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Lohit Devanagari" style:font-family-complex="'Lohit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Event_5f_2-outline2" style:display-name="Event_2-outline2" style:family="presentation" style:parent-style-name="Event_5f_2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/>
    </style:style>
    <style:style style:name="Event_5f_2-outline3" style:display-name="Event_2-outline3" style:family="presentation" style:parent-style-name="Event_5f_2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Event_5f_2-outline4" style:display-name="Event_2-outline4" style:family="presentation" style:parent-style-name="Event_5f_2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Event_5f_2-outline5" style:display-name="Event_2-outline5" style:family="presentation" style:parent-style-name="Event_5f_2-outline4">
      <style:paragraph-properties fo:margin-top="0.1cm" fo:margin-bottom="0cm"/>
      <style:text-properties fo:font-size="20pt" style:font-size-asian="20pt" style:font-size-complex="20pt"/>
    </style:style>
    <style:style style:name="Event_5f_2-outline6" style:display-name="Event_2-outline6" style:family="presentation" style:parent-style-name="Event_5f_2-outline5">
      <style:paragraph-properties fo:margin-top="0.1cm" fo:margin-bottom="0cm"/>
      <style:text-properties fo:font-size="20pt" style:font-size-asian="20pt" style:font-size-complex="20pt"/>
    </style:style>
    <style:style style:name="Event_5f_2-outline7" style:display-name="Event_2-outline7" style:family="presentation" style:parent-style-name="Event_5f_2-outline6">
      <style:paragraph-properties fo:margin-top="0.1cm" fo:margin-bottom="0cm"/>
      <style:text-properties fo:font-size="20pt" style:font-size-asian="20pt" style:font-size-complex="20pt"/>
    </style:style>
    <style:style style:name="Event_5f_2-outline8" style:display-name="Event_2-outline8" style:family="presentation" style:parent-style-name="Event_5f_2-outline7">
      <style:paragraph-properties fo:margin-top="0.1cm" fo:margin-bottom="0cm"/>
      <style:text-properties fo:font-size="20pt" style:font-size-asian="20pt" style:font-size-complex="20pt"/>
    </style:style>
    <style:style style:name="Event_5f_2-outline9" style:display-name="Event_2-outline9" style:family="presentation" style:parent-style-name="Event_5f_2-outline8">
      <style:paragraph-properties fo:margin-top="0.1cm" fo:margin-bottom="0cm"/>
      <style:text-properties fo:font-size="20pt" style:font-size-asian="20pt" style:font-size-complex="20pt"/>
    </style:style>
    <style:style style:name="Event_5f_2-subtitle" style:display-name="Event_2-subtitle" style:family="presentation">
      <style:graphic-properties draw:stroke="none" draw:fill="none" draw:textarea-vertical-align="middle">
        <text:list-style style:name="Event_5f_2-subtitle" style:display-name="Event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vent_5f_2-title" style:display-name="Event_2-title" style:family="presentation">
      <style:graphic-properties draw:stroke="none" draw:fill="none" draw:textarea-vertical-align="middle">
        <text:list-style style:name="Event_5f_2-title" style:display-name="Event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0.699999809265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.6999998092651pt" style:font-style-asian="normal" style:font-weight-asian="normal" style:font-name-complex="Lohit Devanagari" style:font-family-complex="'Lohit Devanagari'" style:font-family-generic-complex="system" style:font-pitch-complex="variable" style:font-size-complex="10.699999809265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5cm" fo:page-height="19.05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vent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Event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Event_5f_2" style:display-name="Event_2" style:page-layout-name="PM1" draw:style-name="Mdp1">
      <draw:frame draw:name="Picture 5" draw:style-name="Mgr3" draw:text-style-name="MP5" draw:layer="backgroundobjects" svg:width="19.044cm" svg:height="19.049cm" svg:x="0.002cm" svg:y="0cm">
        <draw:image xlink:href="Pictures/10000001000009AB000009AC0F4670858BB5BE39.png" xlink:type="simple" xlink:show="embed" xlink:actuate="onLoad" draw:mime-type="image/png">
          <text:p/>
        </draw:image>
      </draw:frame>
      <draw:frame draw:name="Picture Placeholder 1" presentation:style-name="Event_5f_2-outline1" draw:layer="backgroundobjects" svg:width="6.667cm" svg:height="6.667cm" svg:x="10.874cm" svg:y="8.599cm" presentation:class="outline" presentation:placeholder="true" presentation:user-transformed="true">
        <draw:text-box/>
      </draw:frame>
      <draw:frame presentation:style-name="Event_5f_2-title" draw:layer="backgroundobjects" svg:width="17.144cm" svg:height="3.18cm" svg:x="0.952cm" svg:y="0.76cm" presentation:class="title" presentation:placeholder="true">
        <draw:text-box/>
      </draw:frame>
      <presentation:notes style:page-layout-name="PM0">
        <draw:page-thumbnail presentation:style-name="Event_5f_2-title" draw:layer="backgroundobjects" svg:width="19.798cm" svg:height="11.136cm" svg:x="0.6cm" svg:y="2.257cm" presentation:class="page"/>
        <draw:frame presentation:style-name="Event_5f_2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Carolina Pinto</meta:initial-creator>
    <meta:editing-cycles>33</meta:editing-cycles>
    <meta:creation-date>2022-10-27T14:38:29</meta:creation-date>
    <dc:date>2023-01-31T21:51:25.657305279</dc:date>
    <meta:editing-duration>P5DT5H51M10S</meta:editing-duration>
    <meta:generator>LibreOffice/7.3.7.2$Linux_X86_64 LibreOffice_project/30$Build-2</meta:generator>
    <meta:document-statistic meta:object-count="36"/>
    <meta:user-defined meta:name="AppVersion">16.0000</meta:user-defined>
    <meta:user-defined meta:name="Company">Oracle</meta:user-defined>
    <meta:user-defined meta:name="PresentationFormat">Custom</meta:user-defined>
    <meta:user-defined meta:name="Slides" meta:value-type="float">2</meta:user-defined>
    <meta:template xlink:type="simple" xlink:actuate="onRequest" xlink:title="Office Theme" xlink:href=""/>
  </office:meta>
</office:document-meta>
</file>